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0974ed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paragraph-rsid="000974ed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0974ed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1778930438860812" text:style-name="L1">
        <text:list-item>
          <text:p text:style-name="P4">Afghanistan </text:p>
        </text:list-item>
        <text:list-item>
          <text:p text:style-name="P4">Albania </text:p>
        </text:list-item>
        <text:list-item>
          <text:p text:style-name="P4">Algeria </text:p>
        </text:list-item>
        <text:list-item>
          <text:p text:style-name="P4">Andorra </text:p>
        </text:list-item>
        <text:list-item>
          <text:p text:style-name="P4">Angola </text:p>
        </text:list-item>
        <text:list-item>
          <text:p text:style-name="P4">Antigua and Barbuda </text:p>
        </text:list-item>
        <text:list-item>
          <text:p text:style-name="P4">Argentina </text:p>
        </text:list-item>
        <text:list-item>
          <text:p text:style-name="P4">Armenia </text:p>
        </text:list-item>
        <text:list-item>
          <text:p text:style-name="P4">Australia </text:p>
        </text:list-item>
        <text:list-item>
          <text:p text:style-name="P4">Austria </text:p>
        </text:list-item>
        <text:list-item>
          <text:p text:style-name="P5">Azerbaijan </text:p>
        </text:list-item>
      </text:list>
      <text:p text:style-name="P9"/>
      <text:list xml:id="list91220938590607" text:continue-numbering="true" text:style-name="L1">
        <text:list-item>
          <text:p text:style-name="P4">Bahamas </text:p>
        </text:list-item>
        <text:list-item>
          <text:p text:style-name="P4">Bahrain </text:p>
        </text:list-item>
        <text:list-item>
          <text:p text:style-name="P4">Bangladesh </text:p>
        </text:list-item>
        <text:list-item>
          <text:p text:style-name="P4">Barbados </text:p>
        </text:list-item>
        <text:list-item>
          <text:p text:style-name="P4">Belarus </text:p>
        </text:list-item>
        <text:list-item>
          <text:p text:style-name="P4">Belgium </text:p>
        </text:list-item>
        <text:list-item>
          <text:p text:style-name="P4">Belize </text:p>
        </text:list-item>
        <text:list-item>
          <text:p text:style-name="P4">Benin </text:p>
        </text:list-item>
        <text:list-item>
          <text:p text:style-name="P4">Bhutan </text:p>
        </text:list-item>
        <text:list-item>
          <text:p text:style-name="P4">Bolivia </text:p>
        </text:list-item>
        <text:list-item>
          <text:p text:style-name="P4">Bosnia and Herzegovina </text:p>
        </text:list-item>
        <text:list-item>
          <text:p text:style-name="P4">Botswana </text:p>
        </text:list-item>
        <text:list-item>
          <text:p text:style-name="P4">Brazil </text:p>
        </text:list-item>
        <text:list-item>
          <text:p text:style-name="P4">Brunei </text:p>
        </text:list-item>
        <text:list-item>
          <text:p text:style-name="P4">Bulgaria </text:p>
        </text:list-item>
        <text:list-item>
          <text:p text:style-name="P4">Burkina Faso </text:p>
        </text:list-item>
        <text:list-item>
          <text:p text:style-name="P4">Burundi </text:p>
          <text:p text:style-name="P4"/>
        </text:list-item>
        <text:list-item>
          <text:p text:style-name="P4">Cabo Verde </text:p>
        </text:list-item>
        <text:list-item>
          <text:p text:style-name="P4">Cambodia </text:p>
        </text:list-item>
        <text:list-item>
          <text:p text:style-name="P4">Cameroon </text:p>
        </text:list-item>
        <text:list-item>
          <text:p text:style-name="P4">Canada </text:p>
        </text:list-item>
        <text:list-item>
          <text:p text:style-name="P4">Central African Republic (CAR) </text:p>
        </text:list-item>
        <text:list-item>
          <text:p text:style-name="P4">Chad </text:p>
        </text:list-item>
        <text:list-item>
          <text:p text:style-name="P4">Chile </text:p>
        </text:list-item>
        <text:list-item>
          <text:p text:style-name="P4">China </text:p>
        </text:list-item>
        <text:list-item>
          <text:p text:style-name="P4">Colombia </text:p>
        </text:list-item>
        <text:list-item>
          <text:p text:style-name="P4">Comoros </text:p>
        </text:list-item>
        <text:list-item>
          <text:p text:style-name="P4">Democratic Republic of the Congo </text:p>
        </text:list-item>
        <text:list-item>
          <text:p text:style-name="P4">Republic of the Congo </text:p>
        </text:list-item>
        <text:list-item>
          <text:p text:style-name="P4">Costa Rica </text:p>
        </text:list-item>
        <text:list-item>
          <text:p text:style-name="P4">Cote d'Ivoire </text:p>
        </text:list-item>
        <text:list-item>
          <text:p text:style-name="P4">Croatia </text:p>
        </text:list-item>
        <text:list-item>
          <text:p text:style-name="P4">Cuba </text:p>
        </text:list-item>
        <text:list-item>
          <text:p text:style-name="P4">Cyprus </text:p>
        </text:list-item>
        <text:list-item>
          <text:p text:style-name="P4">Czech Republic </text:p>
          <text:p text:style-name="P4"/>
        </text:list-item>
        <text:list-item>
          <text:p text:style-name="P4"><text:soft-page-break/>Denmark </text:p>
        </text:list-item>
        <text:list-item>
          <text:p text:style-name="P4">Djibouti </text:p>
        </text:list-item>
        <text:list-item>
          <text:p text:style-name="P4">Dominica </text:p>
        </text:list-item>
        <text:list-item>
          <text:p text:style-name="P4">Dominican Republic </text:p>
          <text:p text:style-name="P4"/>
        </text:list-item>
        <text:list-item>
          <text:p text:style-name="P4">Ecuador </text:p>
        </text:list-item>
        <text:list-item>
          <text:p text:style-name="P4">Egypt </text:p>
        </text:list-item>
        <text:list-item>
          <text:p text:style-name="P4">El Salvador </text:p>
        </text:list-item>
        <text:list-item>
          <text:p text:style-name="P4">Equatorial Guinea </text:p>
        </text:list-item>
        <text:list-item>
          <text:p text:style-name="P4">Eritrea </text:p>
        </text:list-item>
        <text:list-item>
          <text:p text:style-name="P4">Estonia </text:p>
        </text:list-item>
        <text:list-item>
          <text:p text:style-name="P4">Ethiopia </text:p>
          <text:p text:style-name="P4"/>
        </text:list-item>
        <text:list-item>
          <text:p text:style-name="P4">Fiji </text:p>
        </text:list-item>
        <text:list-item>
          <text:p text:style-name="P4">Finland </text:p>
        </text:list-item>
        <text:list-item>
          <text:p text:style-name="P4">France </text:p>
          <text:p text:style-name="P4"/>
        </text:list-item>
        <text:list-item>
          <text:p text:style-name="P4">Gabon </text:p>
        </text:list-item>
        <text:list-item>
          <text:p text:style-name="P4">Gambia </text:p>
        </text:list-item>
        <text:list-item>
          <text:p text:style-name="P4">Georgia </text:p>
        </text:list-item>
        <text:list-item>
          <text:p text:style-name="P4">Germany </text:p>
        </text:list-item>
        <text:list-item>
          <text:p text:style-name="P4">Ghana </text:p>
        </text:list-item>
        <text:list-item>
          <text:p text:style-name="P4">Greece </text:p>
        </text:list-item>
        <text:list-item>
          <text:p text:style-name="P4">Grenada </text:p>
        </text:list-item>
        <text:list-item>
          <text:p text:style-name="P4">Guatemala </text:p>
        </text:list-item>
        <text:list-item>
          <text:p text:style-name="P4">Guinea </text:p>
        </text:list-item>
        <text:list-item>
          <text:p text:style-name="P4">Guinea-Bissau </text:p>
        </text:list-item>
        <text:list-item>
          <text:p text:style-name="P1">Guyana </text:p>
        </text:list-item>
      </text:list>
      <text:list xml:id="list1845922788080729134" text:style-name="L2">
        <text:list-header>
          <text:p text:style-name="P6"/>
        </text:list-header>
        <text:list-item>
          <text:p text:style-name="P6">Haiti </text:p>
        </text:list-item>
        <text:list-item>
          <text:p text:style-name="P6">Honduras </text:p>
        </text:list-item>
        <text:list-item>
          <text:p text:style-name="P6">Hungary </text:p>
          <text:p text:style-name="P6"/>
        </text:list-item>
        <text:list-item>
          <text:p text:style-name="P6">Iceland </text:p>
        </text:list-item>
        <text:list-item>
          <text:p text:style-name="P6">India </text:p>
        </text:list-item>
        <text:list-item>
          <text:p text:style-name="P6">Indonesia </text:p>
        </text:list-item>
        <text:list-item>
          <text:p text:style-name="P6">Iran </text:p>
        </text:list-item>
        <text:list-item>
          <text:p text:style-name="P6">Iraq </text:p>
        </text:list-item>
        <text:list-item>
          <text:p text:style-name="P6">Ireland </text:p>
        </text:list-item>
        <text:list-item>
          <text:p text:style-name="P6">Israel </text:p>
        </text:list-item>
        <text:list-item>
          <text:p text:style-name="P6">Italy </text:p>
          <text:p text:style-name="P6"/>
        </text:list-item>
        <text:list-item>
          <text:p text:style-name="P6">Jamaica </text:p>
        </text:list-item>
        <text:list-item>
          <text:p text:style-name="P6">Japan </text:p>
        </text:list-item>
        <text:list-item>
          <text:p text:style-name="P7">Jordan </text:p>
          <text:p text:style-name="P7"><text:s/></text:p>
        </text:list-item>
        <text:list-item>
          <text:p text:style-name="P6">Kazakhstan </text:p>
        </text:list-item>
        <text:list-item>
          <text:p text:style-name="P6">Kenya </text:p>
        </text:list-item>
        <text:list-item>
          <text:p text:style-name="P6"><text:soft-page-break/>Kiribati </text:p>
        </text:list-item>
        <text:list-item>
          <text:p text:style-name="P6">Kosovo </text:p>
        </text:list-item>
        <text:list-item>
          <text:p text:style-name="P6">Kuwait </text:p>
        </text:list-item>
        <text:list-item>
          <text:p text:style-name="P6">Kyrgyzstan </text:p>
          <text:p text:style-name="P6"/>
        </text:list-item>
        <text:list-item>
          <text:p text:style-name="P6">Laos </text:p>
        </text:list-item>
        <text:list-item>
          <text:p text:style-name="P6">Latvia </text:p>
        </text:list-item>
        <text:list-item>
          <text:p text:style-name="P6">Lebanon </text:p>
        </text:list-item>
        <text:list-item>
          <text:p text:style-name="P6">Lesotho </text:p>
        </text:list-item>
        <text:list-item>
          <text:p text:style-name="P6">Liberia </text:p>
        </text:list-item>
        <text:list-item>
          <text:p text:style-name="P6">Libya </text:p>
        </text:list-item>
        <text:list-item>
          <text:p text:style-name="P6">Liechtenstein </text:p>
        </text:list-item>
        <text:list-item>
          <text:p text:style-name="P6">Lithuania </text:p>
        </text:list-item>
        <text:list-item>
          <text:p text:style-name="P6">Luxembourg </text:p>
          <text:p text:style-name="P6"/>
        </text:list-item>
        <text:list-item>
          <text:p text:style-name="P6">Macedonia </text:p>
        </text:list-item>
        <text:list-item>
          <text:p text:style-name="P6">Madagascar </text:p>
        </text:list-item>
        <text:list-item>
          <text:p text:style-name="P6">Malawi </text:p>
        </text:list-item>
        <text:list-item>
          <text:p text:style-name="P6">Malaysia </text:p>
        </text:list-item>
        <text:list-item>
          <text:p text:style-name="P6">Maldives </text:p>
        </text:list-item>
        <text:list-item>
          <text:p text:style-name="P6">Mali </text:p>
        </text:list-item>
        <text:list-item>
          <text:p text:style-name="P6">Malta </text:p>
        </text:list-item>
        <text:list-item>
          <text:p text:style-name="P6">Marshall Islands </text:p>
        </text:list-item>
        <text:list-item>
          <text:p text:style-name="P6">Mauritania </text:p>
        </text:list-item>
        <text:list-item>
          <text:p text:style-name="P6">Mauritius </text:p>
        </text:list-item>
        <text:list-item>
          <text:p text:style-name="P6">Mexico </text:p>
        </text:list-item>
        <text:list-item>
          <text:p text:style-name="P6">Micronesia </text:p>
        </text:list-item>
        <text:list-item>
          <text:p text:style-name="P6">Moldova </text:p>
        </text:list-item>
        <text:list-item>
          <text:p text:style-name="P6">Monaco </text:p>
        </text:list-item>
        <text:list-item>
          <text:p text:style-name="P6">Mongolia </text:p>
        </text:list-item>
        <text:list-item>
          <text:p text:style-name="P6">Montenegro </text:p>
        </text:list-item>
        <text:list-item>
          <text:p text:style-name="P6">Morocco </text:p>
        </text:list-item>
        <text:list-item>
          <text:p text:style-name="P6">Mozambique </text:p>
        </text:list-item>
        <text:list-item>
          <text:p text:style-name="P6">Myanmar (Burma) </text:p>
          <text:p text:style-name="P6"/>
        </text:list-item>
        <text:list-item>
          <text:p text:style-name="P6">Namibia </text:p>
        </text:list-item>
        <text:list-item>
          <text:p text:style-name="P6">Nauru </text:p>
        </text:list-item>
        <text:list-item>
          <text:p text:style-name="P6">Nepal </text:p>
        </text:list-item>
        <text:list-item>
          <text:p text:style-name="P6">Netherlands </text:p>
        </text:list-item>
        <text:list-item>
          <text:p text:style-name="P6">New Zealand </text:p>
        </text:list-item>
        <text:list-item>
          <text:p text:style-name="P6">Nicaragua </text:p>
        </text:list-item>
        <text:list-item>
          <text:p text:style-name="P6">Niger </text:p>
        </text:list-item>
        <text:list-item>
          <text:p text:style-name="P6">Nigeria </text:p>
        </text:list-item>
        <text:list-item>
          <text:p text:style-name="P6">North Korea </text:p>
        </text:list-item>
        <text:list-item>
          <text:p text:style-name="P6">Norway </text:p>
          <text:p text:style-name="P6"/>
        </text:list-item>
        <text:list-item>
          <text:p text:style-name="P6">Oman </text:p>
          <text:p text:style-name="P6"/>
        </text:list-item>
        <text:list-item>
          <text:p text:style-name="P6">Pakistan </text:p>
        </text:list-item>
        <text:list-item>
          <text:p text:style-name="P6"><text:soft-page-break/>Palau </text:p>
        </text:list-item>
        <text:list-item>
          <text:p text:style-name="P6">Palestine </text:p>
        </text:list-item>
        <text:list-item>
          <text:p text:style-name="P6">Panama </text:p>
        </text:list-item>
        <text:list-item>
          <text:p text:style-name="P6">Papua New Guinea </text:p>
        </text:list-item>
        <text:list-item>
          <text:p text:style-name="P6">Paraguay </text:p>
        </text:list-item>
        <text:list-item>
          <text:p text:style-name="P6">Peru </text:p>
        </text:list-item>
        <text:list-item>
          <text:p text:style-name="P6">Philippines </text:p>
        </text:list-item>
        <text:list-item>
          <text:p text:style-name="P6">Poland </text:p>
        </text:list-item>
        <text:list-item>
          <text:p text:style-name="P2">Portugal </text:p>
        </text:list-item>
      </text:list>
      <text:list xml:id="list2342428412214613926" text:style-name="L3">
        <text:list-header>
          <text:p text:style-name="P8"/>
        </text:list-header>
        <text:list-item>
          <text:p text:style-name="P8">Qatar </text:p>
          <text:p text:style-name="P8"/>
        </text:list-item>
        <text:list-item>
          <text:p text:style-name="P8">Romania </text:p>
        </text:list-item>
        <text:list-item>
          <text:p text:style-name="P8">Russia </text:p>
        </text:list-item>
        <text:list-item>
          <text:p text:style-name="P8">Rwanda </text:p>
          <text:p text:style-name="P8"/>
        </text:list-item>
        <text:list-item>
          <text:p text:style-name="P8">St. Kitts and Nevis </text:p>
        </text:list-item>
        <text:list-item>
          <text:p text:style-name="P8">St. Lucia </text:p>
        </text:list-item>
        <text:list-item>
          <text:p text:style-name="P8">St. Vincent and the Grenadines </text:p>
        </text:list-item>
        <text:list-item>
          <text:p text:style-name="P8">Samoa </text:p>
        </text:list-item>
        <text:list-item>
          <text:p text:style-name="P8">San Marino </text:p>
        </text:list-item>
        <text:list-item>
          <text:p text:style-name="P8">Sao Tome and Principe </text:p>
        </text:list-item>
        <text:list-item>
          <text:p text:style-name="P8">Saudi Arabia </text:p>
        </text:list-item>
        <text:list-item>
          <text:p text:style-name="P8">Senegal </text:p>
        </text:list-item>
        <text:list-item>
          <text:p text:style-name="P8">Serbia </text:p>
        </text:list-item>
        <text:list-item>
          <text:p text:style-name="P8">Seychelles </text:p>
        </text:list-item>
        <text:list-item>
          <text:p text:style-name="P8">Sierra Leone </text:p>
        </text:list-item>
        <text:list-item>
          <text:p text:style-name="P8">Singapore </text:p>
        </text:list-item>
        <text:list-item>
          <text:p text:style-name="P8">Slovakia </text:p>
        </text:list-item>
        <text:list-item>
          <text:p text:style-name="P8">Slovenia </text:p>
        </text:list-item>
        <text:list-item>
          <text:p text:style-name="P8">Solomon Islands </text:p>
        </text:list-item>
        <text:list-item>
          <text:p text:style-name="P8">Somalia </text:p>
        </text:list-item>
        <text:list-item>
          <text:p text:style-name="P8">South Africa </text:p>
        </text:list-item>
        <text:list-item>
          <text:p text:style-name="P8">South Korea </text:p>
        </text:list-item>
        <text:list-item>
          <text:p text:style-name="P8">South Sudan </text:p>
        </text:list-item>
        <text:list-item>
          <text:p text:style-name="P8">Spain </text:p>
        </text:list-item>
        <text:list-item>
          <text:p text:style-name="P8">Sri Lanka </text:p>
        </text:list-item>
        <text:list-item>
          <text:p text:style-name="P8">Sudan </text:p>
        </text:list-item>
        <text:list-item>
          <text:p text:style-name="P8">Suriname </text:p>
        </text:list-item>
        <text:list-item>
          <text:p text:style-name="P8">Swaziland </text:p>
        </text:list-item>
        <text:list-item>
          <text:p text:style-name="P8">Sweden </text:p>
        </text:list-item>
        <text:list-item>
          <text:p text:style-name="P8">Switzerland </text:p>
        </text:list-item>
        <text:list-item>
          <text:p text:style-name="P8">Syria </text:p>
          <text:p text:style-name="P8"/>
        </text:list-item>
        <text:list-item>
          <text:p text:style-name="P8">Taiwan </text:p>
        </text:list-item>
        <text:list-item>
          <text:p text:style-name="P8">Tajikistan </text:p>
        </text:list-item>
        <text:list-item>
          <text:p text:style-name="P8">Tanzania </text:p>
        </text:list-item>
        <text:list-item>
          <text:p text:style-name="P8">Thailand </text:p>
        </text:list-item>
        <text:list-item>
          <text:p text:style-name="P8"><text:soft-page-break/>Timor-Leste </text:p>
        </text:list-item>
        <text:list-item>
          <text:p text:style-name="P8">Togo </text:p>
        </text:list-item>
        <text:list-item>
          <text:p text:style-name="P8">Tonga </text:p>
        </text:list-item>
        <text:list-item>
          <text:p text:style-name="P8">Trinidad and Tobago </text:p>
        </text:list-item>
        <text:list-item>
          <text:p text:style-name="P8">Tunisia </text:p>
        </text:list-item>
        <text:list-item>
          <text:p text:style-name="P8">Turkey </text:p>
        </text:list-item>
        <text:list-item>
          <text:p text:style-name="P8">Turkmenistan </text:p>
        </text:list-item>
        <text:list-item>
          <text:p text:style-name="P8">Tuvalu </text:p>
          <text:p text:style-name="P8"/>
        </text:list-item>
        <text:list-item>
          <text:p text:style-name="P8">Uganda </text:p>
        </text:list-item>
        <text:list-item>
          <text:p text:style-name="P8">Ukraine </text:p>
        </text:list-item>
        <text:list-item>
          <text:p text:style-name="P8">United Arab Emirates (UAE) </text:p>
        </text:list-item>
        <text:list-item>
          <text:p text:style-name="P8">United Kingdom (UK) </text:p>
        </text:list-item>
        <text:list-item>
          <text:p text:style-name="P8">United States of America (USA) </text:p>
        </text:list-item>
        <text:list-item>
          <text:p text:style-name="P8">Uruguay </text:p>
        </text:list-item>
        <text:list-item>
          <text:p text:style-name="P8">Uzbekistan </text:p>
          <text:p text:style-name="P8"/>
        </text:list-item>
        <text:list-item>
          <text:p text:style-name="P8">Vanuatu </text:p>
        </text:list-item>
        <text:list-item>
          <text:p text:style-name="P8">Vatican City (Holy See) </text:p>
        </text:list-item>
        <text:list-item>
          <text:p text:style-name="P8">Venezuela </text:p>
        </text:list-item>
        <text:list-item>
          <text:p text:style-name="P8">Vietnam </text:p>
          <text:p text:style-name="P8"/>
        </text:list-item>
        <text:list-item>
          <text:p text:style-name="P8">Yemen </text:p>
          <text:p text:style-name="P8"/>
        </text:list-item>
        <text:list-item>
          <text:p text:style-name="P8">Zambia </text:p>
        </text:list-item>
        <text:list-item>
          <text:p text:style-name="P3">Zimbabwe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4S</meta:editing-duration>
    <meta:editing-cycles>3</meta:editing-cycles>
    <meta:generator>LibreOffice/5.0.5.2$Windows_x86 LibreOffice_project/55b006a02d247b5f7215fc6ea0fde844b30035b3</meta:generator>
    <dc:date>2016-07-17T09:12:19.362000000</dc:date>
    <meta:document-statistic meta:table-count="0" meta:image-count="0" meta:object-count="0" meta:page-count="5" meta:paragraph-count="219" meta:word-count="477" meta:character-count="2150" meta:non-whitespace-character-count="1891"/>
    <meta:user-defined meta:name="Info 1"/>
    <meta:user-defined meta:name="Info 2"/>
    <meta:user-defined meta:name="Info 3"/>
    <meta:user-defined meta:name="Info 4"/>
  </office:meta>
</office:document-meta>
</file>